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62.45pt"/>
    </style:style>
    <style:style style:name="co20" style:family="table-column">
      <style:table-column-properties fo:break-before="auto" style:column-width="231.56pt"/>
    </style:style>
    <style:style style:name="co21" style:family="table-column">
      <style:table-column-properties fo:break-before="auto" style:column-width="295.54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82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2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82" office:value-type="string" calcext:value-type="string">
            <text:p>To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82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82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82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82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8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8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8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82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2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82" office:value-type="string" calcext:value-type="string">
            <text:p>To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82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82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82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82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" table:number-columns-repeated="6" table:default-cell-style-name="Default"/>
        <table:table-column table:style-name="co21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6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table:style-name="ce48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49" office:value-type="string" calcext:value-type="string">
            <text:p>free_ebook_days-01.txt</text:p>
          </table:table-cell>
          <table:table-cell table:style-name="ce10" table:number-columns-repeated="1013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49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49" office:value-type="string" calcext:value-type="string">
            <text:p><text:span text:style-name="T6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style-name="ce49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49" office:value-type="string" calcext:value-type="string">
            <text:p><text:span text:style-name="T6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49" office:value-type="string" calcext:value-type="string">
            <text:p><text:span text:style-name="T6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style-name="ce48" office:value-type="string" calcext:value-type="string">
            <text:p>Nov. 20-21, 2019 – day of and after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0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0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0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3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0" office:value-type="date" office:date-value="2019-11-19" calcext:value-type="date">
            <text:p>2019-11-19</text:p>
          </table:table-cell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3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style-name="ce48" office:value-type="string" calcext:value-type="string">
            <text:p>Nov. 29, 2019 – black Fri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5">
          <table:table-cell table:style-name="ce48" office:value-type="string" calcext:value-type="string">
            <text:p>Dec. 25, 2019 – Christmas Day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1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build_a_team" table:style-name="ta1">
        <office:forms form:automatic-focus="false" form:apply-design-mode="false"/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0"/>
          <table:table-cell table:style-name="ce52"/>
          <table:table-cell table:style-name="ce30" office:value-type="string" calcext:value-type="string">
            <text:p>Link</text:p>
          </table:table-cell>
          <table:table-cell table:style-name="ce82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2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82" office:value-type="string" calcext:value-type="string">
            <text:p>To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82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1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82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82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82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8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8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8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2:33:59.270163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19T13:23:12.504005177</dc:date>
    <meta:editing-duration>P57DT17H42M7S</meta:editing-duration>
    <meta:editing-cycles>1028</meta:editing-cycles>
    <meta:document-statistic meta:table-count="7" meta:cell-count="632" meta:object-count="0"/>
  </office:meta>
</office:document-meta>
</file>